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bf902" officeooo:paragraph-rsid="000bf902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bf902" officeooo:paragraph-rsid="000645a6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f3dbc" officeooo:paragraph-rsid="0008aa6f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35c3b" officeooo:paragraph-rsid="00135c3b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f3dbc" officeooo:paragraph-rsid="0008aa6f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56bcc" officeooo:paragraph-rsid="00156bcc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19efee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acc92" officeooo:paragraph-rsid="000acc92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bf902" officeooo:paragraph-rsid="000acc92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bf902" officeooo:paragraph-rsid="000bf902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56bcc" officeooo:paragraph-rsid="00156bcc" style:font-size-asian="10pt" style:font-size-complex="10pt"/>
    </style:style>
    <style:style style:name="P18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135c3b" officeooo:paragraph-rsid="0019efee" style:font-size-asian="10pt" style:font-size-complex="10pt"/>
    </style:style>
    <style:style style:name="P1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19efee" officeooo:paragraph-rsid="0019efee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cc9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261e" style:font-weight-asian="bold" style:font-weight-complex="bold"/>
    </style:style>
    <style:style style:name="T5" style:family="text">
      <style:text-properties officeooo:rsid="000fc5a4"/>
    </style:style>
    <style:style style:name="T6" style:family="text">
      <style:text-properties officeooo:rsid="00135c3b"/>
    </style:style>
    <style:style style:name="T7" style:family="text">
      <style:text-properties officeooo:rsid="0014f644"/>
    </style:style>
    <style:style style:name="T8" style:family="text">
      <style:text-properties officeooo:rsid="0016992b"/>
    </style:style>
    <style:style style:name="T9" style:family="text">
      <style:text-properties officeooo:rsid="0018a7b6"/>
    </style:style>
    <style:style style:name="T10" style:family="text">
      <style:text-properties officeooo:rsid="001b42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0">2.4</text:span></text:p>
      <text:p text:style-name="P1"/>
      <text:p text:style-name="P1">Nom : <text:span text:style-name="T2">Repasser une ancienne commande</text:span></text:p>
      <text:p text:style-name="P1"/>
      <text:p text:style-name="P1">Acteur(s) : <text:span text:style-name="T2">Client</text:span></text:p>
      <text:p text:style-name="P1"/>
      <text:p text:style-name="P1">Description : <text:span text:style-name="T2">Le client inscrit et connecté peut consulter son historique et passer une commande à nouveau</text:span></text:p>
      <text:p text:style-name="P1"/>
      <text:p text:style-name="P1">Auteur : <text:span text:style-name="T7">Damien Ramelet</text:span></text:p>
      <text:p text:style-name="P1"/>
      <text:p text:style-name="P1">Date : <text:span text:style-name="T2">29/05/2020</text:span></text:p>
      <text:p text:style-name="P1"/>
      <text:p text:style-name="P1">Pré-conditions : <text:span text:style-name="T2">L’utilisateur doit être connecté</text:span></text:p>
      <text:p text:style-name="P1"/>
      <text:p text:style-name="P1">Démarrage : <text:span text:style-name="T2">L’utilisateur consulte la page « Historique des commandes »</text:span></text:p>
      <text:p text:style-name="P1"/>
      <text:p text:style-name="P2">Scénario nominal :</text:p>
      <text:list xml:id="list1309177452" text:style-name="L1">
        <text:list-item>
          <text:p text:style-name="P14">Le système affiche l’historique des commandes de l’utilisateur</text:p>
        </text:list-item>
        <text:list-item>
          <text:p text:style-name="P15">L’utilisateur choisi une ancienne commande</text:p>
        </text:list-item>
        <text:list-item>
          <text:p text:style-name="P16">Le système recherche toutes les informations concernant la commande demandée (composition, allergènes et disponibilité par exemple)</text:p>
        </text:list-item>
        <text:list-item>
          <text:p text:style-name="P16">Le système affiche toutes les informations</text:p>
        </text:list-item>
        <text:list-item>
          <text:p text:style-name="P16">L’utilisateur ajoute la commande au panier.</text:p>
        </text:list-item>
        <text:list-item>
          <text:p text:style-name="P17">Le système vérifie que l’intégralité des pizzas contenues dans la commande sont disponibles</text:p>
        </text:list-item>
        <text:list-item>
          <text:p text:style-name="P16">L’utilisateur clique sur le panier. Déclenchement du cas d’utilisation « <text:span text:style-name="T4">Finaliser</text:span><text:span text:style-name="T3"> la commande </text:span>»</text:p>
        </text:list-item>
      </text:list>
      <text:p text:style-name="P6"/>
      <text:p text:style-name="P2">Scénario <text:span text:style-name="T1">alternatif :</text:span></text:p>
      <text:p text:style-name="P8">2a. L’utilisateur ne fait aucun choix et quitte la page. Fin du scénario.</text:p>
      <text:p text:style-name="P2"/>
      <text:p text:style-name="P3">Scénario d’erreur :</text:p>
      <text:p text:style-name="P9">1a. L’utilisateur n’a aucun historique de commandes. Le système affiche un message d’erreur. Fin du scénario.</text:p>
      <text:p text:style-name="P12">6a. Une ou des pizzas de la commande ne sont pas disponibles. Le système affiche un message <text:span text:style-name="T8">d</text:span>’erreur. Retour à l’étape 1.</text:p>
      <text:p text:style-name="P11"/>
      <text:p text:style-name="P5"/>
      <text:p text:style-name="P2">Fin :</text:p>
      <text:p text:style-name="P7">Scénario nominal : <text:span text:style-name="T6">L’utilisateur clique sur le panier.</text:span></text:p>
      <text:p text:style-name="P10">Scénario alternatif : L’utilisateur ne fait aucun choix et quitte l’historique des commandes.</text:p>
      <text:p text:style-name="P13">Scénario d’e<text:span text:style-name="T9">rreur</text:span> : </text:p>
      <text:list xml:id="list3836555513" text:style-name="L2">
        <text:list-item>
          <text:p text:style-name="P18">L’utilisateur n’a aucun historique.</text:p>
        </text:list-item>
        <text:list-item>
          <text:p text:style-name="P19">Une ou des pizzas ne sont pas disponibles</text:p>
        </text:list-item>
      </text:list>
      <text:p text:style-name="P4"/>
      <text:p text:style-name="P4">Post-conditions : <text:span text:style-name="T5">La commande est dans le panier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29:38.717000000</meta:creation-date>
    <meta:editing-duration>PT3M47S</meta:editing-duration>
    <meta:editing-cycles>3</meta:editing-cycles>
    <meta:generator>LibreOffice/6.3.1.2$Windows_X86_64 LibreOffice_project/b79626edf0065ac373bd1df5c28bd630b4424273</meta:generator>
    <dc:date>2020-06-02T20:47:37.768000000</dc:date>
    <meta:document-statistic meta:table-count="0" meta:image-count="0" meta:object-count="0" meta:page-count="1" meta:paragraph-count="28" meta:word-count="236" meta:character-count="1512" meta:non-whitespace-character-count="1312"/>
  </office:meta>
</office:document-meta>
</file>